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5ef" officeooo:paragraph-rsid="000b35ef"/>
    </style:style>
    <style:style style:name="P2" style:family="paragraph" style:parent-style-name="Standard">
      <style:text-properties officeooo:rsid="000b8bf3" officeooo:paragraph-rsid="000b8bf3"/>
    </style:style>
    <style:style style:name="P3" style:family="paragraph" style:parent-style-name="Standard">
      <style:text-properties fo:font-size="14pt" fo:font-weight="bold" officeooo:rsid="000b8bf3" officeooo:paragraph-rsid="000b8bf3" style:font-size-asian="14pt" style:font-weight-asian="bold" style:font-size-complex="14pt" style:font-weight-complex="bold"/>
    </style:style>
    <style:style style:name="P4" style:family="paragraph" style:parent-style-name="Standard">
      <style:text-properties fo:font-size="14pt" fo:font-weight="bold" officeooo:rsid="000b35ef" officeooo:paragraph-rsid="000b35ef" style:font-size-asian="14pt" style:font-weight-asian="bold" style:font-size-complex="14pt" style:font-weight-complex="bold"/>
    </style:style>
    <style:style style:name="P5" style:family="paragraph" style:parent-style-name="Standard">
      <style:text-properties fo:font-size="14pt" fo:font-weight="bold" officeooo:rsid="000f9827" officeooo:paragraph-rsid="000f9827" style:font-size-asian="14pt" style:font-weight-asian="bold" style:font-size-complex="14pt" style:font-weight-complex="bold"/>
    </style:style>
    <style:style style:name="P6" style:family="paragraph" style:parent-style-name="Standard">
      <style:text-properties fo:font-size="14pt" fo:font-weight="bold" officeooo:rsid="0013c7e7" officeooo:paragraph-rsid="0013c7e7" style:font-size-asian="14pt" style:font-weight-asian="bold" style:font-size-complex="14pt" style:font-weight-complex="bold"/>
    </style:style>
    <style:style style:name="P7" style:family="paragraph" style:parent-style-name="Standard">
      <style:text-properties fo:font-size="14pt" fo:font-weight="bold" officeooo:rsid="000c6df5" officeooo:paragraph-rsid="000c6df5" style:font-size-asian="12.25pt" style:font-weight-asian="bold" style:font-size-complex="14pt" style:font-weight-complex="bold"/>
    </style:style>
    <style:style style:name="P8" style:family="paragraph" style:parent-style-name="Standard">
      <style:text-properties fo:font-size="14pt" fo:font-weight="bold" officeooo:rsid="000f9827" officeooo:paragraph-rsid="000f9827" style:font-size-asian="12.25pt" style:font-weight-asian="bold" style:font-size-complex="14pt" style:font-weight-complex="bold"/>
    </style:style>
    <style:style style:name="P9" style:family="paragraph" style:parent-style-name="Standard">
      <style:text-properties fo:font-size="14pt" fo:font-weight="bold" officeooo:rsid="0010e515" officeooo:paragraph-rsid="0010e515" style:font-size-asian="12.25pt" style:font-weight-asian="bold" style:font-size-complex="14pt" style:font-weight-complex="bold"/>
    </style:style>
    <style:style style:name="P10" style:family="paragraph" style:parent-style-name="Standard">
      <style:text-properties fo:font-size="14pt" fo:font-weight="bold" officeooo:rsid="00162df5" officeooo:paragraph-rsid="00162df5" style:font-size-asian="12.25pt" style:font-weight-asian="bold" style:font-size-complex="14pt" style:font-weight-complex="bold"/>
    </style:style>
    <style:style style:name="P11" style:family="paragraph" style:parent-style-name="Standard">
      <style:text-properties fo:font-size="12pt" fo:font-weight="normal" officeooo:rsid="000b8bf3" officeooo:paragraph-rsid="000b8bf3" style:font-size-asian="10.5pt" style:font-weight-asian="normal" style:font-size-complex="12pt" style:font-weight-complex="normal"/>
    </style:style>
    <style:style style:name="P12" style:family="paragraph" style:parent-style-name="Standard">
      <style:text-properties fo:font-size="12pt" fo:font-weight="normal" officeooo:rsid="000c6df5" officeooo:paragraph-rsid="000c6df5" style:font-size-asian="10.5pt" style:font-weight-asian="normal" style:font-size-complex="12pt" style:font-weight-complex="normal"/>
    </style:style>
    <style:style style:name="P13" style:family="paragraph" style:parent-style-name="Standard">
      <style:text-properties fo:font-size="12pt" fo:font-weight="normal" officeooo:rsid="000c6df5" officeooo:paragraph-rsid="000b8bf3" style:font-size-asian="10.5pt" style:font-weight-asian="normal" style:font-size-complex="12pt" style:font-weight-complex="normal"/>
    </style:style>
    <style:style style:name="P14" style:family="paragraph" style:parent-style-name="Standard">
      <style:text-properties fo:font-size="12pt" fo:font-weight="normal" officeooo:rsid="000b8de1" officeooo:paragraph-rsid="000b8de1" style:font-size-asian="10.5pt" style:font-weight-asian="normal" style:font-size-complex="12pt" style:font-weight-complex="normal"/>
    </style:style>
    <style:style style:name="P15" style:family="paragraph" style:parent-style-name="Standard">
      <style:text-properties fo:font-size="12pt" fo:font-weight="normal" officeooo:rsid="000f9827" officeooo:paragraph-rsid="000f9827" style:font-size-asian="10.5pt" style:font-weight-asian="normal" style:font-size-complex="12pt" style:font-weight-complex="normal"/>
    </style:style>
    <style:style style:name="P16" style:family="paragraph" style:parent-style-name="Standard">
      <style:text-properties fo:font-size="12pt" fo:font-weight="normal" officeooo:rsid="0010e515" officeooo:paragraph-rsid="0010e515" style:font-size-asian="10.5pt" style:font-weight-asian="normal" style:font-size-complex="12pt" style:font-weight-complex="normal"/>
    </style:style>
    <style:style style:name="P17" style:family="paragraph" style:parent-style-name="Standard">
      <style:text-properties fo:font-size="12pt" fo:font-weight="normal" officeooo:rsid="0013c7e7" officeooo:paragraph-rsid="0013c7e7" style:font-size-asian="10.5pt" style:font-weight-asian="normal" style:font-size-complex="12pt" style:font-weight-complex="normal"/>
    </style:style>
    <style:style style:name="P18" style:family="paragraph" style:parent-style-name="Standard">
      <style:text-properties fo:font-size="12pt" officeooo:rsid="000b8bf3" officeooo:paragraph-rsid="000b8bf3" style:font-size-asian="10.5pt" style:font-size-complex="12pt"/>
    </style:style>
    <style:style style:name="P19" style:family="paragraph" style:parent-style-name="Standard">
      <style:text-properties fo:font-size="12pt" fo:font-weight="bold" officeooo:rsid="000b8bf3" officeooo:paragraph-rsid="000b8bf3" style:font-size-asian="10.5pt" style:font-weight-asian="bold" style:font-size-complex="12pt" style:font-weight-complex="bold"/>
    </style:style>
    <style:style style:name="P20" style:family="paragraph" style:parent-style-name="Standard">
      <style:text-properties fo:font-size="12pt" fo:font-weight="bold" officeooo:rsid="000fe670" officeooo:paragraph-rsid="000fe670" style:font-size-asian="10.5pt" style:font-weight-asian="bold" style:font-size-complex="12pt" style:font-weight-complex="bold"/>
    </style:style>
    <style:style style:name="P21" style:family="paragraph" style:parent-style-name="Standard">
      <style:text-properties fo:font-size="12pt" fo:font-weight="bold" officeooo:rsid="0018f891" officeooo:paragraph-rsid="0018f891" style:font-size-asian="10.5pt" style:font-weight-asian="bold" style:font-size-complex="12pt" style:font-weight-complex="bold"/>
    </style:style>
    <style:style style:name="P22" style:family="paragraph" style:parent-style-name="Standard">
      <style:text-properties officeooo:rsid="000df902" officeooo:paragraph-rsid="000df902"/>
    </style:style>
    <style:style style:name="P23" style:family="paragraph" style:parent-style-name="Standard">
      <style:text-properties officeooo:paragraph-rsid="0018f891"/>
    </style:style>
    <style:style style:name="P24" style:family="paragraph" style:parent-style-name="Standard">
      <style:paragraph-properties fo:margin-left="0.2917in" fo:margin-right="0in" fo:text-indent="0in" style:auto-text-indent="false"/>
      <style:text-properties fo:font-size="12pt" fo:font-weight="normal" officeooo:rsid="0010e515" officeooo:paragraph-rsid="0010e515" style:font-size-asian="10.5pt" style:font-weight-asian="normal" style:font-size-complex="12pt" style:font-weight-complex="normal"/>
    </style:style>
    <style:style style:name="P25" style:family="paragraph" style:parent-style-name="Standard">
      <style:text-properties style:font-name="Liberation Serif" fo:font-size="12pt" fo:font-weight="normal" officeooo:rsid="0017f031" officeooo:paragraph-rsid="00162df5" style:font-size-asian="10.5pt" style:font-weight-asian="normal" style:font-size-complex="12pt" style:font-weight-complex="normal"/>
    </style:style>
    <style:style style:name="P26" style:family="paragraph" style:parent-style-name="Standard">
      <style:text-properties officeooo:paragraph-rsid="0019e401"/>
    </style:style>
    <style:style style:name="P27" style:family="paragraph" style:parent-style-name="Standard">
      <style:text-properties officeooo:rsid="0019e401" officeooo:paragraph-rsid="0019e401"/>
    </style:style>
    <style:style style:name="T1" style:family="text">
      <style:text-properties officeooo:rsid="000b35ef"/>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0e209e" style:font-size-asian="14pt" style:font-weight-asian="bold" style:font-size-complex="14pt" style:font-weight-complex="bold"/>
    </style:style>
    <style:style style:name="T4" style:family="text">
      <style:text-properties fo:font-size="14pt" fo:font-weight="bold" officeooo:rsid="00162df5" style:font-size-asian="12.25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8de1" style:font-weight-asian="normal" style:font-weight-complex="normal"/>
    </style:style>
    <style:style style:name="T8" style:family="text">
      <style:text-properties fo:font-weight="normal" officeooo:rsid="000c6df5" style:font-weight-asian="normal" style:font-weight-complex="normal"/>
    </style:style>
    <style:style style:name="T9" style:family="text">
      <style:text-properties fo:font-size="12pt" fo:font-weight="normal" officeooo:rsid="000c6df5" style:font-size-asian="10.5pt" style:font-weight-asian="normal" style:font-size-complex="12pt" style:font-weight-complex="normal"/>
    </style:style>
    <style:style style:name="T10" style:family="text">
      <style:text-properties officeooo:rsid="000fe670"/>
    </style:style>
    <style:style style:name="T11" style:family="text">
      <style:text-properties officeooo:rsid="0010e515"/>
    </style:style>
    <style:style style:name="T12" style:family="text">
      <style:text-properties officeooo:rsid="00113fd9"/>
    </style:style>
    <style:style style:name="T13" style:family="text">
      <style:text-properties officeooo:rsid="0012f2fe"/>
    </style:style>
    <style:style style:name="T14" style:family="text">
      <style:text-properties officeooo:rsid="00138fa7"/>
    </style:style>
    <style:style style:name="T15" style:family="text">
      <style:text-properties officeooo:rsid="0017f031"/>
    </style:style>
    <style:style style:name="T16" style:family="text">
      <style:text-properties style:font-name="Liberation Serif" fo:font-size="12pt" fo:font-weight="normal" style:font-size-asian="10.5pt" style:font-weight-asian="normal" style:font-size-complex="12pt" style:font-weight-complex="normal"/>
    </style:style>
    <style:style style:name="T17" style:family="text">
      <style:text-properties style:font-name="Liberation Serif" fo:font-size="12pt" fo:font-weight="normal" officeooo:rsid="0017f031" style:font-size-asian="10.5pt" style:font-weight-asian="normal" style:font-size-complex="12pt" style:font-weight-complex="normal"/>
    </style:style>
    <style:style style:name="T18" style:family="text">
      <style:text-properties style:font-name="Liberation Serif" fo:font-size="12pt" fo:font-weight="normal" officeooo:rsid="0018f891" style:font-size-asian="10.5pt" style:font-weight-asian="normal" style:font-size-complex="12pt" style:font-weight-complex="normal"/>
    </style:style>
    <style:style style:name="T19" style:family="text">
      <style:text-properties style:font-name="Liberation Serif" fo:font-size="12pt" fo:font-weight="normal" officeooo:rsid="0019e401"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a<text:span text:style-name="T1">duate Thesis of Jinan University</text:span></text:p>
      <text:p text:style-name="Standard"/>
      <text:p text:style-name="P1">Music Emotion Recognition with LSTM-RNN combining NLP techniques on classic Cantonese Songs</text:p>
      <text:p text:style-name="P1"/>
      <text:p text:style-name="P22">2014CST, International School</text:p>
      <text:p text:style-name="P22">2014050693 HE JIAYUN </text:p>
      <text:p text:style-name="P1"/>
      <text:p text:style-name="P5">Abstract</text:p>
      <text:p text:style-name="P4"/>
      <text:p text:style-name="P1">- Brief intro of MER and efforts that has been made in this field</text:p>
      <text:p text:style-name="P1">- Suggest creative new method</text:p>
      <text:p text:style-name="P1">- Experimental Results</text:p>
      <text:p text:style-name="P1"/>
      <text:p text:style-name="P3">Introduction</text:p>
      <text:p text:style-name="P11">- MER</text:p>
      <text:p text:style-name="P11">- - General Intro (Categorical and Parametric MER)</text:p>
      <text:p text:style-name="P11">- - Cantonese Songs</text:p>
      <text:p text:style-name="P11">- - V-A Model (with 4 quadrants)</text:p>
      <text:p text:style-name="P11">- LSTM-RNN </text:p>
      <text:p text:style-name="P11">- NLP (TF*IDF Keyword Extraction, word2vec)</text:p>
      <text:p text:style-name="P11">- Problems (copyright)</text:p>
      <text:p text:style-name="P2"/>
      <text:p text:style-name="P7">Proposed Method</text:p>
      <text:p text:style-name="P12">Combine acoustic features with contextual features, we train a LSTM-RNN model. When a new song is fed to the system, a series of keyword comments will be generated and we map those generated comments to the V-A model, create a 2-dimension emotional vector for the song.</text:p>
      <text:p text:style-name="P2"/>
      <text:p text:style-name="P3">Raw Data Processing</text:p>
      <text:p text:style-name="P18"><text:span text:style-name="T5">- </text:span><text:span text:style-name="T6">NetEase 163</text:span></text:p>
      <text:p text:style-name="P11">- spider163 (download songs, comments and lyrics)</text:p>
      <text:p text:style-name="P18"><text:span text:style-name="T6">- </text:span><text:span text:style-name="T7">pyAudioAnalysis (extract acoustic features – mfccs, chroma vector……)</text:span></text:p>
      <text:p text:style-name="P14">- jieba (Chinese NLP tools, use to preprocess the downloaded comments)</text:p>
      <text:p text:style-name="P14">- <text:span text:style-name="T14">snownlp (For sentimental analysis of comments and lyrics)</text:span></text:p>
      <text:p text:style-name="P2"><text:span text:style-name="T2">- </text:span><text:span text:style-name="T9">word2vec (convert keywords to numpy vectors)</text:span></text:p>
      <text:p text:style-name="P13"/>
      <text:p text:style-name="P3">Modeling</text:p>
      <text:p text:style-name="P17">Input x: acoustic features of a song (there are several of them in the </text:p>
      <text:p text:style-name="P17">Output y:</text:p>
      <text:p text:style-name="P3"/>
      <text:p text:style-name="P3">Training</text:p>
      <text:p text:style-name="P19">- <text:span text:style-name="T8">environment setup (tensorflow)</text:span></text:p>
      <text:p text:style-name="P3"/>
      <text:p text:style-name="P3">Result</text:p>
      <text:p text:style-name="P3"/>
      <text:p text:style-name="P2"><text:span text:style-name="T2">Acknowle</text:span><text:span text:style-name="T3">dgement</text:span></text:p>
      <text:p text:style-name="P6">S北</text:p>
      <text:p text:style-name="P3"/>
      <text:p text:style-name="P3"/>
      <text:p text:style-name="P3"><text:soft-page-break/></text:p>
      <text:p text:style-name="P3"/>
      <text:p text:style-name="P3"/>
      <text:p text:style-name="P5">Abstract</text:p>
      <text:p text:style-name="P5"/>
      <text:p text:style-name="P15">This paper presents an insight into music emotion recognition (MER) and offers a method of combining content features (MFCCs, hardness, Chroma features, etc.) and contextual features (song comments, lyrics) with neural networks (LSTM-RNN) and NLP techniques. In spite of many great efforts that has been made for MER, detecting emotion in music is still a tough task. Effort by Xia and Chen utilize support vector machine (SVM) classifiers <text:span text:style-name="T10">scores above 73%</text:span> <text:span text:style-name="T10">in terms of precision, recall and F1 measure [1,2] (Contextual based), Cao and Li’s mood classification system achieve an accuracy of 65.7% (Content based). <text:s/>Currently there are few studies on combining both content features and contextual features and this is indeed a field that we can mine into. </text:span><text:s text:c="2"/><text:span text:style-name="T10">MY </text:span>RESULT</text:p>
      <text:p text:style-name="P15"/>
      <text:p text:style-name="P15"/>
      <text:p text:style-name="P8"><text:span text:style-name="T11">1. </text:span>Introduction</text:p>
      <text:p text:style-name="P8"/>
      <text:p text:style-name="P9">1.1 Music Emotion Recognition</text:p>
      <text:p text:style-name="P9"/>
      <text:p text:style-name="P9">1.1.1 General Introduction of MER</text:p>
      <text:p text:style-name="P16"/>
      <text:p text:style-name="P24">Music, an indispensible part of our da<text:span text:style-name="T13">il</text:span>y lives, has been an important friend of us and help us manage our emotions. <text:s/><text:span text:style-name="T12">We need cheerful and exciting songs for winning moments, sad and peaceful music for departing and failure moments. It is quite simple for individuals like us to understand the bridge connecting music and emotions. Nevertheless, the situation can be quite different with machines, or computers. First of all, which is the most challenging one as well, emotions of songs is sometimes ‘individually independent’ - what a person feels from a song is deeply connected with his/her personal experiences, family background, educational background etc. Secondly, in the sight of music theory, songs with similar melodies can have totally different emotions. For instance, there are several versions of the famous Chinese song “MoLiHua” (Jasmine). They have almost identical melodies, however, they have total different emotions. The Turandot (opera) version presents mainly patriotic emotions and in stark contrast, the tradition version (from Jiangsu Province) expresses the emotion of love and fond for jasmine (much more quiet and peaceful). In addition, minor scales presents sad emotion in general but depends on songs, it can also represent other emotions. Finally, for classical music, various kinds of emotions can be present in one single music piece, and there are lots of rapid emotion changes. This can be a really tough task for precise labeling. To solve these problems, researchers name the task of MER and try to apply various techniques for the computer to understand what emotions that a song presents. Basically, MER tasks mainly focus on two fields – Contextual based MER and Content based MER. I will discuss this in the following sections.</text:span></text:p>
      <text:p text:style-name="P16"/>
      <text:p text:style-name="P10">1.1.2 C<text:span text:style-name="T15">ontent Based and Contextual Based MER</text:span></text:p>
      <text:p text:style-name="P10"/>
      <text:p text:style-name="P26"><text:span text:style-name="T4"><text:tab/></text:span><text:span text:style-name="T17">In general, MER tasks can be solved in two different perspectives: Music emotion recognition <text:tab/>based on music content – all acoustic features of the music piece itself, and the other one is <text:tab/>based on context, including lyrics, comments or reviews on the song. For content based MER, <text:tab/>there are a diversified collection of acoustic features from which we can choose from. These <text:tab/>acoustic features can be classified into four different groups: ENERGY (sonogram, </text:span><text:span text:style-name="T18">related to </text:span><text:soft-page-break/><text:span text:style-name="T18"><text:tab/>Valence in V-A model [[Osgood et al. 1957; Plutchik 1980; Remington et al. 2000; Thayer <text:tab/>1989; Whissell et al. 1986].]</text:span><text:span text:style-name="T17">), RHYTHM </text:span><text:span text:style-name="T18">(tempo, related to Valence), </text:span><text:span text:style-name="T19">MELODY (key</text:span></text:p>
      <text:p text:style-name="P27"><text:span text:style-name="T19"><text:tab/>clarity, mode, harmonic change</text:span><text:span text:style-name="T16">) and TIMBRE (MFCC). </text:span></text:p>
      <text:p text:style-name="P23"><text:span text:style-name="T19"><text:tab/></text:span></text:p>
      <text:p text:style-name="P25"/>
      <text:p text:style-name="P8"/>
      <text:p text:style-name="P8"/>
      <text:p text:style-name="P8"/>
      <text:p text:style-name="P8"/>
      <text:p text:style-name="P8"/>
      <text:p text:style-name="P8">Reference</text:p>
      <text:p text:style-name="P20">[1] R. H. Chen, Z. L. Xu, Z. X. Zhang, and F. Z. Luo, “Content</text:p>
      <text:p text:style-name="P20">based music emotion analysis and recognition,” in Proc. of</text:p>
      <text:p text:style-name="P20">the Intl. Workshop on Computer Music and Audio Technol-</text:p>
      <text:p text:style-name="P20">ogy, 2006.</text:p>
      <text:p text:style-name="P20"/>
      <text:p text:style-name="P20">[2] Y. Xia, L. Wang, K. Wong, and M. Xu, “Sentiment vector</text:p>
      <text:p text:style-name="P20">space model for lyric-based song sentiment classification,”</text:p>
      <text:p text:style-name="P20">in Proc. of the Association for Computational Linguistics.</text:p>
      <text:p text:style-name="P20">Columbus, Ohio, U.S.A: ACL-08, 2008, pp. 133–136.</text:p>
      <text:p text:style-name="P20"/>
      <text:p text:style-name="P21">[3] Yang and Chen “Machine Recognition of Music Emotion:A Review”</text:p>
      <text:p text:style-name="P20"/>
      <text:p text:style-name="P8"/>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21:06:52.106965027</meta:creation-date>
    <dc:date>2018-04-03T16:18:20.275313363</dc:date>
    <meta:editing-duration>PT1H3M25S</meta:editing-duration>
    <meta:editing-cycles>17</meta:editing-cycles>
    <meta:generator>LibreOffice/5.1.6.2$Linux_X86_64 LibreOffice_project/10m0$Build-2</meta:generator>
    <meta:document-statistic meta:table-count="0" meta:image-count="0" meta:object-count="0" meta:page-count="3" meta:paragraph-count="53" meta:word-count="809" meta:character-count="5098" meta:non-whitespace-character-count="4323"/>
  </office:meta>
</office:document-meta>
</file>